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lbany1" svg:font-family="Albany, sans-serif"/>
    <style:font-face style:name="FreeSans" svg:font-family="FreeSans"/>
    <style:font-face style:name="Liberation Sans" svg:font-family="'Liberation Sans', sans-serif"/>
    <style:font-face style:name="Lohit Devanagari1" svg:font-family="'Lohit Devanagari'"/>
    <style:font-face style:name="Noto Sans CJK SC Regular1" svg:font-family="'Noto Sans CJK SC Regular'"/>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_20_2">
      <style:paragraph-properties fo:line-height="150%"/>
      <style:text-properties style:font-name="Liberation Sans" fo:font-size="12pt"/>
    </style:style>
    <style:style style:name="P2" style:family="paragraph" style:parent-style-name="Heading_20_2">
      <style:paragraph-properties fo:line-height="150%"/>
    </style:style>
    <style:style style:name="P3" style:family="paragraph" style:parent-style-name="Text_20_body">
      <style:paragraph-properties fo:margin-top="0cm" fo:margin-bottom="0cm" loext:contextual-spacing="false" fo:line-height="150%" fo:text-align="start" style:justify-single-word="false"/>
    </style:style>
    <style:style style:name="P4" style:family="paragraph" style:parent-style-name="Text_20_body">
      <style:paragraph-properties fo:margin-top="0cm" fo:margin-bottom="0cm" loext:contextual-spacing="false" fo:line-height="150%" fo:text-align="justify" style:justify-single-word="false"/>
    </style:style>
    <style:style style:name="P5" style:family="paragraph" style:parent-style-name="Text_20_body">
      <style:paragraph-properties fo:margin-top="0cm" fo:margin-bottom="0cm" loext:contextual-spacing="false" fo:line-height="150%" fo:text-align="justify" style:justify-single-word="false"/>
      <style:text-properties style:font-name="Liberation Sans" fo:font-size="12pt"/>
    </style:style>
    <style:style style:name="P6" style:family="paragraph" style:parent-style-name="Text_20_body">
      <style:paragraph-properties fo:margin-top="0.42cm" fo:margin-bottom="0.499cm" loext:contextual-spacing="false" fo:line-height="100%" fo:break-before="page" fo:keep-with-next="always"/>
      <style:text-properties style:font-name="Albany1" fo:font-size="16pt" fo:font-weight="bold"/>
    </style:style>
    <style:style style:name="P7" style:family="paragraph" style:parent-style-name="Text_20_body">
      <style:paragraph-properties fo:margin-left="0.499cm" fo:margin-right="0cm" fo:margin-top="0cm" fo:margin-bottom="0cm" loext:contextual-spacing="false" fo:line-height="100%" fo:text-indent="0cm" style:auto-text-indent="false"/>
    </style:style>
    <style:style style:name="P8" style:family="paragraph" style:parent-style-name="Heading_20_2" style:master-page-name="HTML">
      <style:paragraph-properties fo:line-height="150%" style:page-number="auto"/>
    </style:style>
    <style:style style:name="T1" style:family="text">
      <style:text-properties style:font-name="Liberation Sans" fo:font-size="12pt"/>
    </style:style>
    <style:style style:name="T2" style:family="text">
      <style:text-properties style:font-name="Liberation Sans" fo:font-size="12pt" fo:font-weight="bold"/>
    </style:style>
    <style:style style:name="T3" style:family="text">
      <style:text-properties style:font-name="Liberation Sans" fo:font-size="12pt" fo:font-weight="normal"/>
    </style:style>
    <style:style style:name="T4" style:family="text">
      <style:text-properties fo:font-variant="normal" fo:text-transform="none"/>
    </style:style>
    <style:style style:name="T5" style:family="text">
      <style:text-properties fo:font-variant="normal" fo:text-transform="none" style:font-name="Liberation Sans" fo:font-size="12pt" fo:font-style="normal" fo:font-weight="normal"/>
    </style:style>
    <style:style style:name="T6" style:family="text">
      <style:text-properties fo:color="#000000"/>
    </style:style>
    <style:style style:name="T7" style:family="text">
      <style:text-properties fo:color="#000000" style:font-name="Liberation Sans" fo:font-size="12pt" fo:font-weight="normal"/>
    </style:style>
    <style:style style:name="T8" style:family="text">
      <style:text-properties fo:color="#000099" style:text-line-through-style="none" style:text-line-through-type="none" style:font-name="Liberation Sans" fo:font-size="12pt" style:text-underline-style="none" fo:font-weight="bold" style:text-blinking="false"/>
    </style:style>
    <style:style style:name="Sect1" style:family="section">
      <style:section-properties style:writing-mode="lr-tb"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o">
        <text:h text:style-name="P8" text:outline-level="2"><text:bookmark-start text:name="__RefHeading___Toc961_1280209449"/><text:span text:style-name="T1">#427</text:span><text:bookmark-end text:name="__RefHeading___Toc961_1280209449"/></text:h>
        <text:p text:style-name="P4"/>
        <text:p text:style-name="P5">Na escola de Cristo, somente os humildes aprendem.</text:p>
        <text:p text:style-name="P4"/>
        <text:h text:style-name="P2" text:outline-level="2"><text:bookmark-start text:name="__RefHeading___Toc963_1280209449"/><text:a xlink:type="simple" xlink:href="http://bibliaonline.com.br/acf/rt/1/1-5" text:style-name="Internet_20_link" text:visited-style-name="Visited_20_Internet_20_Link"><text:span text:style-name="T1">RUTE 1, vers. 1-5</text:span></text:a><text:bookmark-end text:name="__RefHeading___Toc963_1280209449"/></text:h>
        <text:p text:style-name="P4"/>
        <text:p text:style-name="P5">Não faz muito tempo estávamos lendo o Livro de Juízes. Mencionamos que foi uma época de grandes trevas para Israel. Eles tinham acabado de entrar na terra prometida. Por não terem expulsado os povos que ali habitavam, logo acabaram se misturando com eles. Esses inimigos logo venceram os Israelitas. Em seu pensamento, procure encaixar o Livro de Rute na parte mais antiga do Livro de Juízes, pois foi nessa época que ele aconteceu. A história que vamos começar hoje é como um brilhante raio de sol que ilumina de repente um dia muito escuro e cheio de nuvens. Uma jovem mulher, uma estrangeira, age com fé, e desfruta da mais rica bênção que uma pessoa do Antigo Testamento poderia ter... tornar-se um ancestral de nosso Salvador, o Senhor Jesus!</text:p>
        <text:p text:style-name="P4"/>
        <text:p text:style-name="P4"><text:span text:style-name="T1">Através do homem, o que há de pior acaba saindo do que há de melhor... a primeira adoração acabou levando ao primeiro homicídio - </text:span><text:a xlink:type="simple" xlink:href="http://bibliaonline.com.br/acf/gn/4" text:style-name="Internet_20_link" text:visited-style-name="Visited_20_Internet_20_Link"><text:span text:style-name="T1">Gênesis 4</text:span></text:a><text:span text:style-name="T1">. Mas por meio de Cristo o que há de melhor acaba saindo do que há de pior... "onde abundou o pecado, superabundou a graça" Romanos </text:span><text:a xlink:type="simple" xlink:href="http://bibliaonline.com.br/acf/rm/5/20" text:style-name="Internet_20_link" text:visited-style-name="Visited_20_Internet_20_Link"><text:span text:style-name="T1">5:20</text:span></text:a><text:span text:style-name="T1">. Este livro é um lindo exemplo disso.</text:span></text:p>
        <text:p text:style-name="P4"/>
        <text:p text:style-name="P4"><text:a xlink:type="simple" xlink:href="http://bibliaonline.com.br/acf/rt/1/1" text:style-name="Internet_20_link" text:visited-style-name="Visited_20_Internet_20_Link"><text:span text:style-name="T1">Rt 1:1</text:span></text:a><text:span text:style-name="T1"> Um homem - um Israelita - encontra-se diante de uma decisão a ser tomada... ficar em Israel onde começou uma grave fome... ou ir a algum outro lugar. Ele poderia ter aprendido de Deuteronômio </text:span><text:a xlink:type="simple" xlink:href="http://bibliaonline.com.br/acf/dt/8/7-20" text:style-name="Internet_20_link" text:visited-style-name="Visited_20_Internet_20_Link"><text:span text:style-name="T1">8:7-20</text:span></text:a><text:span text:style-name="T1"> que Deus estava dizendo a Seu povo que havia desobediência. Se tivesse permanecido, e obedecido a Deus, isso seria uma prova de confiança nEle. Ele desobedece e vai para Moabe. Um lugar ímpio, certamente. Ele escolheu o pior. Ele provavelmente pensou... "Devo cuidar de minha vida, minha esposa, meus dois filhos".</text:span></text:p>
        <text:p text:style-name="P4"/>
        <text:p text:style-name="P4"><text:a xlink:type="simple" xlink:href="http://bibliaonline.com.br/acf/rt/1/2-5" text:style-name="Internet_20_link" text:visited-style-name="Visited_20_Internet_20_Link"><text:span text:style-name="T1">Rt 1:2-5</text:span></text:a><text:span text:style-name="T1"> Que desastre cai sobre essa família. O pai morre primeiro. Se a esposa, Noemi, tivesse discernimento da ação de Deus ao tirar seu marido, ela teria voltado a Israel imediatamente. Mas não, ela ficou onde estava. Depois disso, seus dois filhos se casam com moças Moabitas, o que era totalmente proibido (leia Neemias </text:span><text:a xlink:type="simple" xlink:href="http://bibliaonline.com.br/acf/ne/13/1" text:style-name="Internet_20_link" text:visited-style-name="Visited_20_Internet_20_Link"><text:span text:style-name="T1">13:1</text:span></text:a><text:span text:style-name="T1">). Ela não os </text:span><text:soft-page-break/><text:span text:style-name="T1">impede. Um filho morre. Ela continua esquecida da Palavra de Deus. Outro filho morre. Finalmente ela é tocada. Ela dá ouvidos. Após dez anos, resta apenas uma pessoa de uma família que tinha quatro membros. - </text:span><text:a xlink:type="simple" xlink:href="http://bibliaonline.com.br/acf/gl/6/7" text:style-name="Internet_20_link" text:visited-style-name="Visited_20_Internet_20_Link"><text:span text:style-name="T1">Gl 6:7</text:span></text:a><text:span text:style-name="T1">.</text:span></text:p>
        <text:p text:style-name="P4"/>
        <text:h text:style-name="P1" text:outline-level="2"><text:bookmark-start text:name="__RefHeading___Toc965_1280209449"/>#428<text:bookmark-end text:name="__RefHeading___Toc965_1280209449"/></text:h>
        <text:p text:style-name="P4"/>
        <text:p text:style-name="P5">Se o homem mais santo que já viveu até hoje fosse nossa ocupação principal, isto só nos atrapalharia, e de nada iria nos ajudar. O próprio CRISTO é nosso grande Exemplo.</text:p>
        <text:p text:style-name="P4"/>
        <text:h text:style-name="P2" text:outline-level="2"><text:bookmark-start text:name="__RefHeading___Toc967_1280209449"/><text:a xlink:type="simple" xlink:href="http://bibliaonline.com.br/acf/rt/1/6-22" text:style-name="Internet_20_link" text:visited-style-name="Visited_20_Internet_20_Link"><text:span text:style-name="T1">RUTE 1, Vers. 6-22</text:span></text:a><text:bookmark-end text:name="__RefHeading___Toc967_1280209449"/></text:h>
        <text:p text:style-name="P4"/>
        <text:p text:style-name="P4"><text:a xlink:type="simple" xlink:href="http://bibliaonline.com.br/acf/rt/1/6" text:style-name="Internet_20_link" text:visited-style-name="Visited_20_Internet_20_Link"><text:span text:style-name="T1">Rt 1:6</text:span></text:a><text:span text:style-name="T1"> Noemi (seu nome significa "conforto") decide voltar à terra de Israel.</text:span></text:p>
        <text:p text:style-name="P4"/>
        <text:p text:style-name="P4"><text:a xlink:type="simple" xlink:href="http://bibliaonline.com.br/acf/rt/1/7" text:style-name="Internet_20_link" text:visited-style-name="Visited_20_Internet_20_Link"><text:span text:style-name="T1">Rt 1:7</text:span></text:a><text:span text:style-name="T1"> Ela e suas duas noras (três viúvas) começam a voltar... um bom começo.</text:span></text:p>
        <text:p text:style-name="P4"/>
        <text:p text:style-name="P4"><text:a xlink:type="simple" xlink:href="http://bibliaonline.com.br/acf/rt/1/8-9" text:style-name="Internet_20_link" text:visited-style-name="Visited_20_Internet_20_Link"><text:span text:style-name="T1">Rt 1:8-9</text:span></text:a><text:span text:style-name="T1"> Mas ao invés de encorajá-las a permanecerem com ela, eis o que ela diz! Isso demonstra que Noemi continuava pensando que não havia problema em permanecer naquela terra ímpia. (Um crente descuidado não enxerga qualquer mal em ficar apegado às coisas do mundo. Os crentes perdem seu discernimento quando perdem a comunhão diária com o Senhor).</text:span></text:p>
        <text:p text:style-name="P4"/>
        <text:p text:style-name="P4"><text:a xlink:type="simple" xlink:href="http://bibliaonline.com.br/acf/rt/1/11-13" text:style-name="Internet_20_link" text:visited-style-name="Visited_20_Internet_20_Link"><text:span text:style-name="T1">Rt 1:11-13</text:span></text:a><text:span text:style-name="T1"> Veja os argumentos que ela usa!</text:span></text:p>
        <text:p text:style-name="P4"/>
        <text:p text:style-name="P4"><text:a xlink:type="simple" xlink:href="http://bibliaonline.com.br/acf/rt/1/14" text:style-name="Internet_20_link" text:visited-style-name="Visited_20_Internet_20_Link"><text:span text:style-name="T1">Rt 1:14</text:span></text:a><text:span text:style-name="T1"> Um momento de decisão para duas jovens. (Você está em uma situação semelhante? Siga a decisão de Rute!) Orfa desaparece para sempre no esquecimento.</text:span></text:p>
        <text:p text:style-name="P4"/>
        <text:p text:style-name="P4"><text:a xlink:type="simple" xlink:href="http://bibliaonline.com.br/acf/rt/1/15-17" text:style-name="Internet_20_link" text:visited-style-name="Visited_20_Internet_20_Link"><text:span text:style-name="T1">Rt 1:15-17</text:span></text:a><text:span text:style-name="T1"> Que contraste.</text:span></text:p>
        <text:p text:style-name="P4"/>
        <text:p text:style-name="P4"><text:a xlink:type="simple" xlink:href="http://bibliaonline.com.br/acf/rt/1/18" text:style-name="Internet_20_link" text:visited-style-name="Visited_20_Internet_20_Link"><text:span text:style-name="T1">Rt 1:18</text:span></text:a><text:span text:style-name="T1"> (Estamos perseverando? Veja Atos </text:span><text:a xlink:type="simple" xlink:href="http://bibliaonline.com.br/acf/atos/2/42" text:style-name="Internet_20_link" text:visited-style-name="Visited_20_Internet_20_Link"><text:span text:style-name="T1">2:42</text:span></text:a><text:span text:style-name="T1">).</text:span></text:p>
        <text:p text:style-name="P4"/>
        <text:p text:style-name="P4"><text:a xlink:type="simple" xlink:href="http://bibliaonline.com.br/acf/rt/1/19-22" text:style-name="Internet_20_link" text:visited-style-name="Visited_20_Internet_20_Link"><text:span text:style-name="T1">Rt 1:19-22</text:span></text:a><text:span text:style-name="T1"> A vida de desobediência de Noemi alterou sua aparência de tal maneira que as pessoas dificilmente a reconhecem. (Temos uma responsabilidade maior que Noemi tinha de obedecermos, por temos o Espírito Santo habitando em nós - </text:span><text:a xlink:type="simple" xlink:href="http://bibliaonline.com.br/acf/1co/6/20" text:style-name="Internet_20_link" text:visited-style-name="Visited_20_Internet_20_Link"><text:span text:style-name="T1">1 Co 6:20</text:span></text:a><text:span text:style-name="T1">). </text:span><text:soft-page-break/><text:span text:style-name="T1">Portanto, podemos dizer que, para o crente, a mensagem do </text:span><text:a xlink:type="simple" xlink:href="http://bibliaonline.com.br/acf/rt/1" text:style-name="Internet_20_link" text:visited-style-name="Visited_20_Internet_20_Link"><text:span text:style-name="T1">capítulo 1</text:span></text:a><text:span text:style-name="T1"> é "decidir seguir a Cristo".</text:span></text:p>
        <text:p text:style-name="P4"/>
        <text:h text:style-name="P1" text:outline-level="2"><text:bookmark-start text:name="__RefHeading___Toc969_1280209449"/>#429<text:bookmark-end text:name="__RefHeading___Toc969_1280209449"/></text:h>
        <text:p text:style-name="P4"/>
        <text:p text:style-name="P4"><text:span text:style-name="T1">Uma séria heresia é aquela que embora pareça defender a verdade, cria um partido em torno de si. Tito </text:span><text:a xlink:type="simple" xlink:href="http://bibliaonline.com.br/acf/tt/3/10" text:style-name="Internet_20_link" text:visited-style-name="Visited_20_Internet_20_Link"><text:span text:style-name="T1">3:10</text:span></text:a><text:span text:style-name="T1">. Mas o Espírito Santo procura unir todos os crentes, e edificar a casa de Deus.</text:span></text:p>
        <text:p text:style-name="P4"/>
        <text:h text:style-name="P2" text:outline-level="2"><text:bookmark-start text:name="__RefHeading___Toc971_1280209449"/><text:a xlink:type="simple" xlink:href="http://bibliaonline.com.br/acf/rt/2" text:style-name="Internet_20_link" text:visited-style-name="Visited_20_Internet_20_Link"><text:span text:style-name="T1">RUTE 2</text:span></text:a><text:bookmark-end text:name="__RefHeading___Toc971_1280209449"/></text:h>
        <text:p text:style-name="P4"/>
        <text:p text:style-name="P5">Nós crentes poderíamos dizer que o significado deste capítulo é "Encontrando-se com Cristo".</text:p>
        <text:p text:style-name="P4"/>
        <text:p text:style-name="P4"><text:a xlink:type="simple" xlink:href="http://bibliaonline.com.br/acf/rt/2/1" text:style-name="Internet_20_link" text:visited-style-name="Visited_20_Internet_20_Link"><text:span text:style-name="T1">Rt 2:1</text:span></text:a><text:span text:style-name="T1"> Somos imediatamente apresentados a um homem... Boaz. Seu nome significa "força". Ele é uma figura de Cristo. Ele é rico, e também é parente do marido morto de Noemi. Boaz não saiu perdendo por ter permanecido em Israel durante o tempo de fome. Nosso bendito Senhor Se fez Homem para poder ser um de nós... um Parente... nosso Redentor - </text:span><text:a xlink:type="simple" xlink:href="http://bibliaonline.com.br/acf/fp/2/7" text:style-name="Internet_20_link" text:visited-style-name="Visited_20_Internet_20_Link"><text:span text:style-name="T1">Fp 2:7</text:span></text:a><text:span text:style-name="T1">.</text:span></text:p>
        <text:p text:style-name="P4"/>
        <text:p text:style-name="P4"><text:a xlink:type="simple" xlink:href="http://bibliaonline.com.br/acf/rt/2/2-17" text:style-name="Internet_20_link" text:visited-style-name="Visited_20_Internet_20_Link"><text:span text:style-name="T1">Rt 2:2-17</text:span></text:a><text:span text:style-name="T1"> Uma figura de nós (Rute) sendo encontrados pelo Senhor Jesus (Boaz).</text:span></text:p>
        <text:p text:style-name="P4"/>
        <text:p text:style-name="P4"><text:a xlink:type="simple" xlink:href="http://bibliaonline.com.br/acf/rt/2/8" text:style-name="Internet_20_link" text:visited-style-name="Visited_20_Internet_20_Link"><text:span text:style-name="T1">Rt 2:8</text:span></text:a><text:span text:style-name="T1"> Mas quando ele encontra Rute, a primeira coisa que lhe diz é que não vá a outro campo. (O Senhor Jesus avisa a nós, crentes, que não nos misturemos com o mundo. Quando estamos perto dEle, somos protegidos, felizes e abençoados).</text:span></text:p>
        <text:p text:style-name="P4"/>
        <text:p text:style-name="P4"><text:a xlink:type="simple" xlink:href="http://bibliaonline.com.br/acf/rt/2/14" text:style-name="Internet_20_link" text:visited-style-name="Visited_20_Internet_20_Link"><text:span text:style-name="T1">Rt 2:14</text:span></text:a><text:span text:style-name="T1"> Ela ENTRA na presença de Boaz para ter comunhão. Ela SAI para o serviço.</text:span></text:p>
        <text:p text:style-name="P4"/>
        <text:p text:style-name="P4"><text:a xlink:type="simple" xlink:href="http://bibliaonline.com.br/acf/rt/2/17" text:style-name="Internet_20_link" text:visited-style-name="Visited_20_Internet_20_Link"><text:span text:style-name="T1">Rt 2:17</text:span></text:a><text:span text:style-name="T1"> Ela obedece e obtém uma boa colheita (cerca de 10 dias de comida para uma pessoa).</text:span></text:p>
        <text:p text:style-name="P4"/>
        <text:p text:style-name="P4"><text:a xlink:type="simple" xlink:href="http://bibliaonline.com.br/acf/rt/2/18" text:style-name="Internet_20_link" text:visited-style-name="Visited_20_Internet_20_Link"><text:span text:style-name="T1">Rt 2:18</text:span></text:a><text:span text:style-name="T1"> O amor sempre dá.</text:span></text:p>
        <text:p text:style-name="P4"/>
        <text:p text:style-name="P4"><text:soft-page-break/><text:a xlink:type="simple" xlink:href="http://bibliaonline.com.br/acf/rt/2/19-23" text:style-name="Internet_20_link" text:visited-style-name="Visited_20_Internet_20_Link"><text:span text:style-name="T1">Rt 2:19-23</text:span></text:a><text:span text:style-name="T1"> A obediência à Palavra de Deus produz bênção, unidade e gozo.</text:span></text:p>
        <text:p text:style-name="P4"/>
        <text:h text:style-name="P1" text:outline-level="2"><text:bookmark-start text:name="__RefHeading___Toc973_1280209449"/>#430<text:bookmark-end text:name="__RefHeading___Toc973_1280209449"/></text:h>
        <text:p text:style-name="P4"/>
        <text:p text:style-name="P5">Os Coríntios se esqueceram de tudo o que dizia respeito à carne, ficando tão ocupados com o poder do Espírito.</text:p>
        <text:p text:style-name="P4"/>
        <text:h text:style-name="P2" text:outline-level="2"><text:bookmark-start text:name="__RefHeading___Toc975_1280209449"/><text:a xlink:type="simple" xlink:href="http://bibliaonline.com.br/acf/rt/3" text:style-name="Internet_20_link" text:visited-style-name="Visited_20_Internet_20_Link"><text:span text:style-name="T1">RUTE 3</text:span></text:a><text:bookmark-end text:name="__RefHeading___Toc975_1280209449"/></text:h>
        <text:p text:style-name="P4"/>
        <text:p text:style-name="P5">A chave para este capítulo é "descanso", portanto, uma figura para nós do descanso que encontramos em Cristo.</text:p>
        <text:p text:style-name="P4"/>
        <text:p text:style-name="P4"><text:a xlink:type="simple" xlink:href="http://bibliaonline.com.br/acf/rt/3/1-15" text:style-name="Internet_20_link" text:visited-style-name="Visited_20_Internet_20_Link"><text:span text:style-name="T1">Rt 3:1-15</text:span></text:a><text:span text:style-name="T1"> A obediência e submissão são duas grandes colunas das quais depende o descanso. Rute mostra ambas as coisas neste capítulo. Não há nenhuma idéia de imoralidade aqui. Boaz e todos os outros na cidade sabiam que Rute era uma mulher virtuosa. Ele quer uma mulher de valor para ter como esposa. (Nas Escrituras aprendemos que os crentes devem ser a noiva de Cristo. </text:span><text:a xlink:type="simple" xlink:href="http://bibliaonline.com.br/acf/ef/5/25-32" text:style-name="Internet_20_link" text:visited-style-name="Visited_20_Internet_20_Link"><text:span text:style-name="T1">Ef 5:25-32</text:span></text:a><text:span text:style-name="T1">) Devemos nos manter imaculados deste mundo e puros para Ele).</text:span></text:p>
        <text:p text:style-name="P4"/>
        <text:p text:style-name="P4"><text:a xlink:type="simple" xlink:href="http://bibliaonline.com.br/acf/rt/3/16-18" text:style-name="Internet_20_link" text:visited-style-name="Visited_20_Internet_20_Link"><text:span text:style-name="T1">Rt 3:16-18</text:span></text:a><text:span text:style-name="T1"> Aplique isto a você como crente.</text:span></text:p>
        <text:p text:style-name="P4"/>
        <text:h text:style-name="P1" text:outline-level="2"><text:bookmark-start text:name="__RefHeading___Toc977_1280209449"/>#431<text:bookmark-end text:name="__RefHeading___Toc977_1280209449"/></text:h>
        <text:p text:style-name="P4"/>
        <text:p text:style-name="P5">Quando a verdade é apresentada, a menos que a vontade se submeta a ela, o resultado é ira.</text:p>
        <text:p text:style-name="P4"/>
        <text:h text:style-name="P2" text:outline-level="2"><text:bookmark-start text:name="__RefHeading___Toc979_1280209449"/><text:a xlink:type="simple" xlink:href="http://bibliaonline.com.br/acf/rt/4" text:style-name="Internet_20_link" text:visited-style-name="Visited_20_Internet_20_Link"><text:span text:style-name="T1">RUTE 4</text:span></text:a><text:bookmark-end text:name="__RefHeading___Toc979_1280209449"/></text:h>
        <text:p text:style-name="P4"/>
        <text:p text:style-name="P4"><text:a xlink:type="simple" xlink:href="http://bibliaonline.com.br/acf/rt/4/1-12" text:style-name="Internet_20_link" text:visited-style-name="Visited_20_Internet_20_Link"><text:span text:style-name="T1">Rt 4:1-12</text:span></text:a><text:span text:style-name="T1"> Boaz era sem dúvida alguma um homem correto. De acordo com as Escrituras (</text:span><text:a xlink:type="simple" xlink:href="http://bibliaonline.com.br/acf/lv/25/25-28" text:style-name="Internet_20_link" text:visited-style-name="Visited_20_Internet_20_Link"><text:span text:style-name="T1">Lv 25:25-28</text:span></text:a><text:span text:style-name="T1">) ele sabia que o parente mais próximo do finado marido de Rute tinha a responsabilidade de comprar de volta (redimir) a terra que antes lhe pertencia. Assim, Boaz encontra-se com sua parente mais próxima na cidade. Rute é uma figura de Israel, </text:span><text:soft-page-break/><text:span text:style-name="T1">que entrará em grande bênção no futuro milênio. Todavia, podemos vê-la também como uma figura de um pecador perdido. O parente mais próximo pode ser uma figura da "lei", que não podia redimir. Mas a lei precisava ter sua chance, o que ocorreu, embora jamais pudesse resolver o problema. Só Cristo pode nos redimir do pecado. Boaz pode tomar Rute por esposa.</text:span></text:p>
        <text:p text:style-name="P4"/>
        <text:p text:style-name="P4"><text:a xlink:type="simple" xlink:href="http://bibliaonline.com.br/acf/rt/4/13-22" text:style-name="Internet_20_link" text:visited-style-name="Visited_20_Internet_20_Link"><text:span text:style-name="T1">Rt 4:13-22</text:span></text:a><text:span text:style-name="T1"> Mais tarde nasce um filho. Ele torna-se o ancestral do grande Rei Davi. Mas de Mateus </text:span><text:a xlink:type="simple" xlink:href="http://bibliaonline.com.br/acf/mt/1" text:style-name="Internet_20_link" text:visited-style-name="Visited_20_Internet_20_Link"><text:span text:style-name="T1">capítulo 1</text:span></text:a><text:span text:style-name="T1">, podemos traçar esta linhagem até um que é maior que Davi, e desta forma podemos aprender que esta história representa mais que apenas uma história de amor terrenal, pois nos leva ao nascimento do Filho do Homem, o Senhor Jesus. A nação de Israel se regozijou em Davi, mas, nAquele que foi o maior Filho do grande Davi, todas as nações da Terra se regozijarão. (No milênio).</text:span></text:p>
        <text:p text:style-name="P4"/>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lbany1" svg:font-family="Albany, sans-serif"/>
    <style:font-face style:name="FreeSans" svg:font-family="FreeSans"/>
    <style:font-face style:name="Liberation Sans" svg:font-family="'Liberation Sans', sans-serif"/>
    <style:font-face style:name="Lohit Devanagari1" svg:font-family="'Lohit Devanagari'"/>
    <style:font-face style:name="Noto Sans CJK SC Regular1" svg:font-family="'Noto Sans CJK SC Regular'"/>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2pt" style:language-asian="zh" style:country-asian="CN" style:font-name-complex="Lohit Devanagari"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style:font-name="Liberation Serif" fo:font-size="12pt" fo:language="pt" fo:country="BR" style:font-name-asian="Noto Sans CJK SC Regular" style:font-size-asian="12pt" style:language-asian="zh" style:country-asian="CN" style:font-name-complex="Lohit Devanagari"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Text_20_body" style:display-name="Text body" style:family="paragraph" style:parent-style-name="Standard" style:class="text">
      <style:paragraph-properties fo:margin-top="0cm" fo:margin-bottom="0.25cm" loext:contextual-spacing="false" fo:line-height="120%"/>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size-asian="14pt" style:font-size-complex="14pt"/>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List" style:family="paragraph" style:parent-style-name="Text_20_body" style:class="list">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1" style:font-family-asian="'Noto Sans CJK SC Regular'" style:font-size-asian="18pt" style:font-weight-asian="bold" style:font-name-complex="FreeSans" style:font-family-complex="FreeSans" style:font-size-complex="18pt" style:font-weight-complex="bold"/>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5-26T19:02:57.501604437</dc:date>
    <meta:creation-date>2018-06-11T22:51:04.642681485</meta:creation-date>
    <meta:generator>LibreOffice/6.0.7.3$Linux_X86_64 LibreOffice_project/00m0$Build-3</meta:generator>
    <meta:editing-duration>PT2M34S</meta:editing-duration>
    <meta:editing-cycles>1</meta:editing-cycles>
    <meta:document-statistic meta:table-count="0" meta:image-count="0" meta:object-count="0" meta:page-count="5" meta:paragraph-count="40" meta:word-count="1190" meta:character-count="6733" meta:non-whitespace-character-count="5583"/>
  </office:meta>
</office:document-meta>
</file>